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>
      <style:paragraph-properties fo:text-align="left" fo:break-before="auto" fo:text-indent="0cm" fo:line-height="10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Heading_20_1">
      <style:paragraph-properties fo:text-align="left" fo:break-before="auto" fo:text-indent="0cm" fo:line-height="100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_1" style:family="text" style:parent-style-name="Default_20_Paragraph_20_Font"/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2" style:family="text" style:parent-style-name="Default_20_Paragraph_20_Font"/>
    <style:style style:name="T9_33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34" style:family="text" style:parent-style-name="Default_20_Paragraph_20_Font"/>
    <style:style style:name="T9_35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36" style:family="text" style:parent-style-name="Default_20_Paragraph_20_Font"/>
    <style:style style:name="T9_37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38" style:family="text" style:parent-style-name="Default_20_Paragraph_20_Font"/>
    <style:style style:name="T9_39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40" style:family="text" style:parent-style-name="Default_20_Paragraph_20_Font"/>
    <style:style style:name="T9_41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42" style:family="text" style:parent-style-name="Default_20_Paragraph_20_Font"/>
    <style:style style:name="T9_43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44" style:family="text" style:parent-style-name="Default_20_Paragraph_20_Font"/>
    <style:style style:name="T9_45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3" style:family="text" style:parent-style-name="Default_20_Paragraph_20_Font"/>
    <style:style style:name="T9_6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65" style:family="text" style:parent-style-name="Default_20_Paragraph_20_Font"/>
    <style:style style:name="T9_6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67" style:family="text" style:parent-style-name="Default_20_Paragraph_20_Font"/>
    <style:style style:name="T9_6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69" style:family="text" style:parent-style-name="Default_20_Paragraph_20_Font"/>
    <style:style style:name="T9_7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71" style:family="text" style:parent-style-name="Default_20_Paragraph_20_Font"/>
    <style:style style:name="T9_7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0" style:family="text" style:parent-style-name="Default_20_Paragraph_20_Font"/>
    <style:style style:name="T9_91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92" style:family="text" style:parent-style-name="Default_20_Paragraph_20_Font"/>
    <style:style style:name="T9_93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94" style:family="text" style:parent-style-name="Default_20_Paragraph_20_Font"/>
    <style:style style:name="T9_95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96" style:family="text" style:parent-style-name="Default_20_Paragraph_20_Font"/>
    <style:style style:name="T9_97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98" style:family="text" style:parent-style-name="Default_20_Paragraph_20_Font"/>
    <style:style style:name="T9_99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8" style:family="text" style:parent-style-name="Default_20_Paragraph_20_Font"/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10" style:family="text" style:parent-style-name="Default_20_Paragraph_20_Font"/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12" style:family="text" style:parent-style-name="Default_20_Paragraph_20_Font"/>
    <style:style style:name="T10_13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14" style:family="text" style:parent-style-name="Default_20_Paragraph_20_Font"/>
    <style:style style:name="T10_15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16" style:family="text" style:parent-style-name="Default_20_Paragraph_20_Font"/>
    <style:style style:name="T10_17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 style:parent-style-name="Default_20_Paragraph_20_Font"/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8" style:family="text" style:parent-style-name="Default_20_Paragraph_20_Font"/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10" style:family="text" style:parent-style-name="Default_20_Paragraph_20_Font"/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12" style:family="text" style:parent-style-name="Default_20_Paragraph_20_Font"/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14" style:family="text" style:parent-style-name="Default_20_Paragraph_20_Font"/>
    <style:style style:name="T12_15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8" style:family="text" style:parent-style-name="Default_20_Paragraph_20_Font"/>
    <style:style style:name="T12_19" style:family="text" style:parent-style-name="Default_20_Paragraph_20_Font"/>
    <style:style style:name="T12_20" style:family="text" style:parent-style-name="Default_20_Paragraph_20_Font"/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><text:span text:style-name="T1_1">Huidige</text:span><text:span text:style-name="T1_2"><text:s/></text:span><text:span text:style-name="T1_3">leden</text:span></text:h>
      <text:p text:style-name="P2"><text:span text:style-name="T2_1">-<text:s/></text:span><text:span text:style-name="T2_2">zie</text:span><text:span text:style-name="T2_3"><text:s/></text:span><text:span text:style-name="T2_4">CMoelenboek</text:span></text:p>
      <text:p text:style-name="P3"><text:span text:style-name="T3_1">-<text:s/></text:span><text:span text:style-name="T3_2">Sjoerd</text:span><text:span text:style-name="T3_3">,<text:s/></text:span><text:span text:style-name="T3_4">onze</text:span><text:span text:style-name="T3_5"><text:s/></text:span><text:span text:style-name="T3_6">hoornist</text:span></text:p>
      <text:p text:style-name="P4"><text:span text:style-name="T4_1">-<text:s/></text:span><text:span text:style-name="T4_2">Sebastiaan</text:span><text:span text:style-name="T4_3"><text:s/></text:span><text:span text:style-name="T4_4">Smeets</text:span></text:p>
      <text:p text:style-name="P5"><text:span text:style-name="T5_1">-<text:s/></text:span><text:span text:style-name="T5_2">Martijn</text:span><text:span text:style-name="T5_3"><text:s/></text:span><text:span text:style-name="T5_4">Kortleve</text:span><text:span text:style-name="T5_5">,<text:s/></text:span><text:span text:style-name="T5_6">cellist</text:span></text:p>
      <text:p text:style-name="P6"><text:span text:style-name="T6_1">-<text:s/></text:span><text:span text:style-name="T6_2">Vincent</text:span><text:span text:style-name="T6_3"><text:s/></text:span><text:span text:style-name="T6_4">Martig</text:span><text:span text:style-name="T6_5">,<text:s/></text:span><text:span text:style-name="T6_6">klarinettist</text:span></text:p>
      <text:p text:style-name="P7"/>
      <text:h text:style-name="P8"><text:span text:style-name="T8_1">Oud</text:span><text:span text:style-name="T8_2">-</text:span><text:span text:style-name="T8_3">CM</text:span><text:span text:style-name="T8_4">-</text:span><text:span text:style-name="T8_5">ers</text:span></text:h>
      <text:p text:style-name="P9"><text:span text:style-name="T9_1">-<text:s/></text:span><text:span text:style-name="T9_2">Matthijs</text:span><text:span text:style-name="T9_3"><text:s/></text:span><text:span text:style-name="T9_4">Wibier</text:span><text:span text:style-name="T9_5"><text:s/>(</text:span><text:span text:style-name="T9_6">vriend</text:span><text:span text:style-name="T9_7"><text:s/></text:span><text:span text:style-name="T9_8">van</text:span><text:span text:style-name="T9_9"><text:s/></text:span><text:span text:style-name="T9_10">Nienke</text:span><text:span text:style-name="T9_11">,<text:s/></text:span><text:span text:style-name="T9_12">werkt</text:span><text:span text:style-name="T9_13"><text:s/></text:span><text:span text:style-name="T9_14">in</text:span><text:span text:style-name="T9_15"><text:s/></text:span><text:span text:style-name="T9_16">Engeland</text:span><text:span text:style-name="T9_17"><text:s/></text:span><text:span text:style-name="T9_18">maar</text:span><text:span text:style-name="T9_19"><text:s/></text:span><text:span text:style-name="T9_20">is</text:span><text:span text:style-name="T9_21"><text:s/></text:span><text:span text:style-name="T9_22">rond</text:span><text:span text:style-name="T9_23"><text:s/></text:span><text:span text:style-name="T9_24">kerst</text:span><text:span text:style-name="T9_25"><text:s/></text:span><text:span text:style-name="T9_26">vaaak</text:span><text:span text:style-name="T9_27"><text:s/></text:span><text:span text:style-name="T9_28">in</text:span><text:span text:style-name="T9_29"><text:s/></text:span><text:span text:style-name="T9_30">Nederland</text:span><text:span text:style-name="T9_31">)<text:s/></text:span><text:span text:style-name="T9_32"><text:a xlink:type="simple" xlink:href="mailto:mh.wibier@gmail.com"><text:span text:style-name="T9_33">mh</text:span></text:a></text:span><text:span text:style-name="T9_34"><text:a xlink:type="simple" xlink:href="mailto:mh.wibier@gmail.com"><text:span text:style-name="T9_35">.</text:span></text:a></text:span><text:span text:style-name="T9_36"><text:a xlink:type="simple" xlink:href="mailto:mh.wibier@gmail.com"><text:span text:style-name="T9_37">wibier</text:span></text:a></text:span><text:span text:style-name="T9_38"><text:a xlink:type="simple" xlink:href="mailto:mh.wibier@gmail.com"><text:span text:style-name="T9_39">@</text:span></text:a></text:span><text:span text:style-name="T9_40"><text:a xlink:type="simple" xlink:href="mailto:mh.wibier@gmail.com"><text:span text:style-name="T9_41">gmail</text:span></text:a></text:span><text:span text:style-name="T9_42"><text:a xlink:type="simple" xlink:href="mailto:mh.wibier@gmail.com"><text:span text:style-name="T9_43">.</text:span></text:a></text:span><text:span text:style-name="T9_44"><text:a xlink:type="simple" xlink:href="mailto:mh.wibier@gmail.com"><text:span text:style-name="T9_45">com</text:span></text:a></text:span><text:span text:style-name="T9_46"><text:line-break/>-<text:s/></text:span><text:span text:style-name="T9_47">Sander</text:span><text:span text:style-name="T9_48"><text:s/></text:span><text:span text:style-name="T9_49">de</text:span><text:span text:style-name="T9_50"><text:s/></text:span><text:span text:style-name="T9_51">Kievit</text:span><text:span text:style-name="T9_52"><text:s/>(</text:span><text:span text:style-name="T9_53">oud</text:span><text:span text:style-name="T9_54">-</text:span><text:span text:style-name="T9_55">CM</text:span><text:span text:style-name="T9_56">,<text:s/></text:span><text:span text:style-name="T9_57">vriend</text:span><text:span text:style-name="T9_58"><text:s/></text:span><text:span text:style-name="T9_59">van</text:span><text:span text:style-name="T9_60"><text:s/></text:span><text:span text:style-name="T9_61">Sari</text:span><text:span text:style-name="T9_62">)<text:s/></text:span><text:span text:style-name="T9_63"><text:a xlink:type="simple" xlink:href="mailto:sander@sanderdekievit.nl"><text:span text:style-name="T9_64">sander</text:span></text:a></text:span><text:span text:style-name="T9_65"><text:a xlink:type="simple" xlink:href="mailto:sander@sanderdekievit.nl"><text:span text:style-name="T9_66">@</text:span></text:a></text:span><text:span text:style-name="T9_67"><text:a xlink:type="simple" xlink:href="mailto:sander@sanderdekievit.nl"><text:span text:style-name="T9_68">sanderdekievit</text:span></text:a></text:span><text:span text:style-name="T9_69"><text:a xlink:type="simple" xlink:href="mailto:sander@sanderdekievit.nl"><text:span text:style-name="T9_70">.</text:span></text:a></text:span><text:span text:style-name="T9_71"><text:a xlink:type="simple" xlink:href="mailto:sander@sanderdekievit.nl"><text:span text:style-name="T9_72">nl</text:span></text:a></text:span><text:span text:style-name="T9_73"><text:s/><text:line-break/>-<text:s/></text:span><text:span text:style-name="T9_74">Gosse</text:span><text:span text:style-name="T9_75"><text:s/></text:span><text:span text:style-name="T9_76">Overal</text:span><text:span text:style-name="T9_77"><text:s/>(</text:span><text:span text:style-name="T9_78">oud</text:span><text:span text:style-name="T9_79">-</text:span><text:span text:style-name="T9_80">CM</text:span><text:span text:style-name="T9_81">-</text:span><text:span text:style-name="T9_82">er</text:span><text:span text:style-name="T9_83">,<text:s/></text:span><text:span text:style-name="T9_84">broer</text:span><text:span text:style-name="T9_85"><text:s/></text:span><text:span text:style-name="T9_86">van</text:span><text:span text:style-name="T9_87"><text:s/></text:span><text:span text:style-name="T9_88">Jaap</text:span><text:span text:style-name="T9_89">)<text:s/></text:span><text:span text:style-name="T9_90"><text:a xlink:type="simple" xlink:href="mailto:gosseoveral@gmail.com"><text:span text:style-name="T9_91">gosseoveral</text:span></text:a></text:span><text:span text:style-name="T9_92"><text:a xlink:type="simple" xlink:href="mailto:gosseoveral@gmail.com"><text:span text:style-name="T9_93">@</text:span></text:a></text:span><text:span text:style-name="T9_94"><text:a xlink:type="simple" xlink:href="mailto:gosseoveral@gmail.com"><text:span text:style-name="T9_95">gmail</text:span></text:a></text:span><text:span text:style-name="T9_96"><text:a xlink:type="simple" xlink:href="mailto:gosseoveral@gmail.com"><text:span text:style-name="T9_97">.</text:span></text:a></text:span><text:span text:style-name="T9_98"><text:a xlink:type="simple" xlink:href="mailto:gosseoveral@gmail.com"><text:span text:style-name="T9_99">com</text:span></text:a></text:span><text:span text:style-name="T9_100"><text:s/></text:span></text:p>
      <text:p text:style-name="P10"><text:span text:style-name="T10_1">-<text:s/></text:span><text:span text:style-name="T10_2">Wijcher</text:span><text:span text:style-name="T10_3"><text:s/></text:span><text:span text:style-name="T10_4">van</text:span><text:span text:style-name="T10_5"><text:s/></text:span><text:span text:style-name="T10_6">Dijk</text:span><text:span text:style-name="T10_7"><text:s/></text:span><text:span text:style-name="T10_8"><text:a xlink:type="simple" xlink:href="mailto:wijcher@gmail.com"><text:span text:style-name="T10_9">wijcher</text:span></text:a></text:span><text:span text:style-name="T10_10"><text:a xlink:type="simple" xlink:href="mailto:wijcher@gmail.com"><text:span text:style-name="T10_11">@</text:span></text:a></text:span><text:span text:style-name="T10_12"><text:a xlink:type="simple" xlink:href="mailto:wijcher@gmail.com"><text:span text:style-name="T10_13">gmail</text:span></text:a></text:span><text:span text:style-name="T10_14"><text:a xlink:type="simple" xlink:href="mailto:wijcher@gmail.com"><text:span text:style-name="T10_15">.</text:span></text:a></text:span><text:span text:style-name="T10_16"><text:a xlink:type="simple" xlink:href="mailto:wijcher@gmail.com"><text:span text:style-name="T10_17">com</text:span></text:a></text:span><text:span text:style-name="T10_18"><text:s/></text:span></text:p>
      <text:p text:style-name="P11"><text:span text:style-name="T11_1">-<text:s/></text:span><text:span text:style-name="T11_2">Janco</text:span><text:span text:style-name="T11_3"><text:s/></text:span><text:span text:style-name="T11_4">Nagelhout</text:span><text:span text:style-name="T11_5"><text:s/>(</text:span><text:span text:style-name="T11_6">weet</text:span><text:span text:style-name="T11_7"><text:s/></text:span><text:span text:style-name="T11_8">niet</text:span><text:span text:style-name="T11_9"><text:s/></text:span><text:span text:style-name="T11_10">of</text:span><text:span text:style-name="T11_11"><text:s/></text:span><text:span text:style-name="T11_12">hij</text:span><text:span text:style-name="T11_13"><text:s/></text:span><text:span text:style-name="T11_14">het</text:span><text:span text:style-name="T11_15"><text:s/></text:span><text:span text:style-name="T11_16">repertoire</text:span><text:span text:style-name="T11_17"><text:s/></text:span><text:span text:style-name="T11_18">kent</text:span><text:span text:style-name="T11_19">,<text:s/></text:span><text:span text:style-name="T11_20">zijn</text:span><text:span text:style-name="T11_21"><text:s/></text:span><text:span text:style-name="T11_22">e</text:span><text:span text:style-name="T11_23">-</text:span><text:span text:style-name="T11_24">mail</text:span><text:span text:style-name="T11_25"><text:s/></text:span><text:span text:style-name="T11_26">moet</text:span><text:span text:style-name="T11_27"><text:s/></text:span><text:span text:style-name="T11_28">je</text:span><text:span text:style-name="T11_29"><text:s/></text:span><text:span text:style-name="T11_30">even</text:span><text:span text:style-name="T11_31"><text:s/></text:span><text:span text:style-name="T11_32">googlen</text:span><text:span text:style-name="T11_33">)</text:span></text:p>
      <text:p text:style-name="P12"><text:span text:style-name="T12_1">-<text:s/></text:span><text:span text:style-name="T12_2">Joris</text:span><text:span text:style-name="T12_3"><text:s/></text:span><text:span text:style-name="T12_4">Gosen</text:span><text:span text:style-name="T12_5"><text:s/></text:span><text:span text:style-name="T12_6"><text:a xlink:type="simple" xlink:href="mailto:jgosen@gmail.com"><text:span text:style-name="T12_7">jgosen</text:span></text:a></text:span><text:span text:style-name="T12_8"><text:a xlink:type="simple" xlink:href="mailto:jgosen@gmail.com"><text:span text:style-name="T12_9">@</text:span></text:a></text:span><text:span text:style-name="T12_10"><text:a xlink:type="simple" xlink:href="mailto:jgosen@gmail.com"><text:span text:style-name="T12_11">gmail</text:span></text:a></text:span><text:span text:style-name="T12_12"><text:a xlink:type="simple" xlink:href="mailto:jgosen@gmail.com"><text:span text:style-name="T12_13">.</text:span></text:a></text:span><text:span text:style-name="T12_14"><text:a xlink:type="simple" xlink:href="mailto:jgosen@gmail.com"><text:span text:style-name="T12_15">com</text:span></text:a></text:span><text:span text:style-name="T12_16"><text:s/><text:line-break/>-<text:s/></text:span><text:span text:style-name="T12_17">Ja</text:span><text:span text:style-name="T12_18">ap</text:span><text:span text:style-name="T12_19"><text:s/></text:span><text:span text:style-name="T12_20">Overal</text:span></text:p>
      <text:p text:style-name="P13"/>
      <text:p text:style-name="P14"><text:span text:style-name="T14_1">Dames</text:span><text:span text:style-name="T14_2"><text:s/></text:span><text:span text:style-name="T14_3">die</text:span><text:span text:style-name="T14_4"><text:s/></text:span><text:span text:style-name="T14_5">in</text:span><text:span text:style-name="T14_6"><text:s/></text:span><text:span text:style-name="T14_7">nood</text:span><text:span text:style-name="T14_8"><text:s/></text:span><text:span text:style-name="T14_9">tenor</text:span><text:span text:style-name="T14_10"><text:s/></text:span><text:span text:style-name="T14_11">willen</text:span><text:span text:style-name="T14_12"><text:s/></text:span><text:span text:style-name="T14_13">zingen</text:span><text:span text:style-name="T14_14"><text:line-break/></text:span><text:span text:style-name="T14_15">-<text:s/></text:span><text:span text:style-name="T14_16">Irene</text:span><text:span text:style-name="T14_17"><text:s/></text:span><text:span text:style-name="T14_18">Doolaard</text:span><text:span text:style-name="T14_19"><text:line-break/>-<text:s/></text:span><text:span text:style-name="T14_20">Noortje</text:span><text:span text:style-name="T14_21"><text:line-break/>-<text:s/></text:span><text:span text:style-name="T14_22">Clio</text:span><text:span text:style-name="T14_23">?</text:span></text:p>
      <text:p text:style-name="P15"><text:span text:style-name="T15_1">-<text:s/></text:span><text:span text:style-name="T15_2">Miriam</text:span><text:span text:style-name="T15_3"><text:s/></text:span><text:span text:style-name="T15_4">Moester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/>
      <style:text-properties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2.499cm" fo:margin-bottom="2.499cm" fo:margin-left="2.499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